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16in"/>
    </style:style>
    <style:style style:name="co2" style:family="table-column">
      <style:table-column-properties fo:break-before="auto" style:column-width="0.8882in"/>
    </style:style>
    <style:style style:name="co3" style:family="table-column">
      <style:table-column-properties fo:break-before="auto" style:column-width="0.722in"/>
    </style:style>
    <style:style style:name="co4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21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font-name="Arial" fo:font-weight="bold" style:font-name-asian="SimSun" style:font-weight-asian="bold" style:font-name-complex="Lucida 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column table:style-name="co4" table:default-cell-style-name="ce4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dB SPL min</text:p>
          </table:table-cell>
          <table:table-cell table:style-name="ce1" office:value-type="string">
            <text:p>dB SPL max</text:p>
          </table:table-cell>
          <table:table-cell table:style-name="ce1" office:value-type="string">
            <text:p>num tests</text:p>
          </table:table-cell>
          <table:table-cell table:style-name="ce1" office:value-type="string">
            <text:p>16bit passes</text:p>
          </table:table-cell>
          <table:table-cell table:style-name="ce3" office:value-type="string">
            <text:p>16bit ratio</text:p>
          </table:table-cell>
          <table:table-cell table:style-name="ce1" office:value-type="string">
            <text:p>12bit passes</text:p>
          </table:table-cell>
          <table:table-cell table:style-name="ce3" office:value-type="string">
            <text:p>12bit ratio</text:p>
          </table:table-cell>
          <table:table-cell table:style-name="ce1" office:value-type="string">
            <text:p>-24dB passes</text:p>
          </table:table-cell>
          <table:table-cell table:style-name="ce5" office:value-type="string">
            <text:p>-24dB ratio</text:p>
          </table:table-cell>
          <table:table-cell table:style-name="ce1" table:number-columns-repeated="101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office:value-type="percentage" office:value="0">
            <text:p>0.00%</text:p>
          </table:table-cell>
          <table:table-cell table:number-columns-repeated="101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office:value-type="percentage" office:value="0">
            <text:p>0.00%</text:p>
          </table:table-cell>
          <table:table-cell table:number-columns-repeated="101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1">
            <text:p>1</text:p>
          </table:table-cell>
          <table:table-cell office:value-type="percentage" office:value="0.00793650839477778">
            <text:p>0.79%</text:p>
          </table:table-cell>
          <table:table-cell office:value-type="float" office:value="0">
            <text:p>0</text:p>
          </table:table-cell>
          <table:table-cell table:style-name="ce4" office:value-type="percentage" office:value="0">
            <text:p>0.00%</text:p>
          </table:table-cell>
          <table:table-cell table:number-columns-repeated="101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office:value-type="percentage" office:value="0">
            <text:p>0.00%</text:p>
          </table:table-cell>
          <table:table-cell table:number-columns-repeated="101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office:value-type="percentage" office:value="0">
            <text:p>0.00%</text:p>
          </table:table-cell>
          <table:table-cell table:number-columns-repeated="101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4">
            <text:p>4</text:p>
          </table:table-cell>
          <table:table-cell office:value-type="percentage" office:value="0.031496062874794">
            <text:p>3.15%</text:p>
          </table:table-cell>
          <table:table-cell office:value-type="float" office:value="2">
            <text:p>2</text:p>
          </table:table-cell>
          <table:table-cell table:style-name="ce4" office:value-type="percentage" office:value="0.0645161271095276">
            <text:p>6.45%</text:p>
          </table:table-cell>
          <table:table-cell table:number-columns-repeated="101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office:value-type="percentage" office:value="0">
            <text:p>0.00%</text:p>
          </table:table-cell>
          <table:table-cell table:number-columns-repeated="101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6">
            <text:p>6</text:p>
          </table:table-cell>
          <table:table-cell office:value-type="percentage" office:value="0.0588235296308994">
            <text:p>5.88%</text:p>
          </table:table-cell>
          <table:table-cell office:value-type="float" office:value="2">
            <text:p>2</text:p>
          </table:table-cell>
          <table:table-cell table:style-name="ce4" office:value-type="percentage" office:value="0.0833333358168602">
            <text:p>8.33%</text:p>
          </table:table-cell>
          <table:table-cell table:number-columns-repeated="1011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19">
            <text:p>19</text:p>
          </table:table-cell>
          <table:table-cell office:value-type="percentage" office:value="0.172727271914482">
            <text:p>17.27%</text:p>
          </table:table-cell>
          <table:table-cell office:value-type="float" office:value="6">
            <text:p>6</text:p>
          </table:table-cell>
          <table:table-cell table:style-name="ce4" office:value-type="percentage" office:value="0.214285716414452">
            <text:p>21.43%</text:p>
          </table:table-cell>
          <table:table-cell table:number-columns-repeated="101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percentage" office:value="0.0078740157186985">
            <text:p>0.79%</text:p>
          </table:table-cell>
          <table:table-cell office:value-type="float" office:value="57">
            <text:p>57</text:p>
          </table:table-cell>
          <table:table-cell office:value-type="percentage" office:value="0.448818892240524">
            <text:p>44.88%</text:p>
          </table:table-cell>
          <table:table-cell office:value-type="float" office:value="11">
            <text:p>11</text:p>
          </table:table-cell>
          <table:table-cell table:style-name="ce4" office:value-type="percentage" office:value="0.366666674613953">
            <text:p>36.67%</text:p>
          </table:table-cell>
          <table:table-cell table:number-columns-repeated="10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percentage" office:value="0.0849056616425514">
            <text:p>8.49%</text:p>
          </table:table-cell>
          <table:table-cell office:value-type="float" office:value="74">
            <text:p>74</text:p>
          </table:table-cell>
          <table:table-cell office:value-type="percentage" office:value="0.698113203048706">
            <text:p>69.81%</text:p>
          </table:table-cell>
          <table:table-cell office:value-type="float" office:value="15">
            <text:p>15</text:p>
          </table:table-cell>
          <table:table-cell table:style-name="ce4" office:value-type="percentage" office:value="0.681818187236786">
            <text:p>68.18%</text:p>
          </table:table-cell>
          <table:table-cell table:number-columns-repeated="101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percentage" office:value="0.0555555559694767">
            <text:p>5.56%</text:p>
          </table:table-cell>
          <table:table-cell office:value-type="float" office:value="98">
            <text:p>98</text:p>
          </table:table-cell>
          <table:table-cell office:value-type="percentage" office:value="0.907407402992248">
            <text:p>90.74%</text:p>
          </table:table-cell>
          <table:table-cell office:value-type="float" office:value="25">
            <text:p>25</text:p>
          </table:table-cell>
          <table:table-cell table:style-name="ce4" office:value-type="percentage" office:value="0.92592591047287">
            <text:p>92.59%</text:p>
          </table:table-cell>
          <table:table-cell table:number-columns-repeated="101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office:value-type="percentage" office:value="0.139534890651703">
            <text:p>13.95%</text:p>
          </table:table-cell>
          <table:table-cell office:value-type="float" office:value="126">
            <text:p>126</text:p>
          </table:table-cell>
          <table:table-cell office:value-type="percentage" office:value="0.976744174957275">
            <text:p>97.67%</text:p>
          </table:table-cell>
          <table:table-cell office:value-type="float" office:value="22">
            <text:p>22</text:p>
          </table:table-cell>
          <table:table-cell table:style-name="ce4" office:value-type="percentage" office:value="1">
            <text:p>100.00%</text:p>
          </table:table-cell>
          <table:table-cell table:number-columns-repeated="101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percentage" office:value="0.220183491706848">
            <text:p>22.02%</text:p>
          </table:table-cell>
          <table:table-cell office:value-type="float" office:value="106">
            <text:p>106</text:p>
          </table:table-cell>
          <table:table-cell office:value-type="percentage" office:value="0.972477078437805">
            <text:p>97.25%</text:p>
          </table:table-cell>
          <table:table-cell office:value-type="float" office:value="25">
            <text:p>25</text:p>
          </table:table-cell>
          <table:table-cell table:style-name="ce4" office:value-type="percentage" office:value="0.961538434028626">
            <text:p>96.15%</text:p>
          </table:table-cell>
          <table:table-cell table:number-columns-repeated="1011"/>
        </table:table-row>
        <table:table-row table:style-name="ro2">
          <table:table-cell office:value-type="float" office:value="102">
            <text:p>102</text:p>
          </table:table-cell>
          <table:table-cell table:number-columns-repeated="2"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percentage" office:value="0.228571429848671">
            <text:p>22.86%</text:p>
          </table:table-cell>
          <table:table-cell office:value-type="float" office:value="101">
            <text:p>101</text:p>
          </table:table-cell>
          <table:table-cell office:value-type="percentage" office:value="0.961904764175415">
            <text:p>96.19%</text:p>
          </table:table-cell>
          <table:table-cell office:value-type="float" office:value="21">
            <text:p>21</text:p>
          </table:table-cell>
          <table:table-cell table:style-name="ce4" office:value-type="percentage" office:value="1">
            <text:p>100.00%</text:p>
          </table:table-cell>
          <table:table-cell table:number-columns-repeated="101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percentage" office:value="0.353846162557602">
            <text:p>35.38%</text:p>
          </table:table-cell>
          <table:table-cell office:value-type="float" office:value="125">
            <text:p>125</text:p>
          </table:table-cell>
          <table:table-cell office:value-type="percentage" office:value="0.961538434028626">
            <text:p>96.15%</text:p>
          </table:table-cell>
          <table:table-cell office:value-type="float" office:value="29">
            <text:p>29</text:p>
          </table:table-cell>
          <table:table-cell table:style-name="ce4" office:value-type="percentage" office:value="0.935483872890472">
            <text:p>93.55%</text:p>
          </table:table-cell>
          <table:table-cell table:number-columns-repeated="101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38">
            <text:p>38</text:p>
          </table:table-cell>
          <table:table-cell office:value-type="percentage" office:value="0.33928570151329">
            <text:p>33.93%</text:p>
          </table:table-cell>
          <table:table-cell office:value-type="float" office:value="107">
            <text:p>107</text:p>
          </table:table-cell>
          <table:table-cell office:value-type="percentage" office:value="0.955357134342194">
            <text:p>95.54%</text:p>
          </table:table-cell>
          <table:table-cell office:value-type="float" office:value="24">
            <text:p>24</text:p>
          </table:table-cell>
          <table:table-cell table:style-name="ce4" office:value-type="percentage" office:value="0.959999978542328">
            <text:p>96.00%</text:p>
          </table:table-cell>
          <table:table-cell table:number-columns-repeated="1011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31">
            <text:p>131</text:p>
          </table:table-cell>
          <table:table-cell office:value-type="float" office:value="45">
            <text:p>45</text:p>
          </table:table-cell>
          <table:table-cell office:value-type="percentage" office:value="0.343511462211609">
            <text:p>34.35%</text:p>
          </table:table-cell>
          <table:table-cell office:value-type="float" office:value="122">
            <text:p>122</text:p>
          </table:table-cell>
          <table:table-cell office:value-type="percentage" office:value="0.931297719478607">
            <text:p>93.13%</text:p>
          </table:table-cell>
          <table:table-cell office:value-type="float" office:value="34">
            <text:p>34</text:p>
          </table:table-cell>
          <table:table-cell table:style-name="ce4" office:value-type="percentage" office:value="0.871794879436493">
            <text:p>87.18%</text:p>
          </table:table-cell>
          <table:table-cell table:number-columns-repeated="101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percentage" office:value="0.440677970647812">
            <text:p>44.07%</text:p>
          </table:table-cell>
          <table:table-cell office:value-type="float" office:value="112">
            <text:p>112</text:p>
          </table:table-cell>
          <table:table-cell office:value-type="percentage" office:value="0.949152529239654">
            <text:p>94.92%</text:p>
          </table:table-cell>
          <table:table-cell office:value-type="float" office:value="33">
            <text:p>33</text:p>
          </table:table-cell>
          <table:table-cell table:style-name="ce4" office:value-type="percentage" office:value="1">
            <text:p>100.00%</text:p>
          </table:table-cell>
          <table:table-cell table:number-columns-repeated="1011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percentage" office:value="0.5">
            <text:p>50.00%</text:p>
          </table:table-cell>
          <table:table-cell office:value-type="float" office:value="106">
            <text:p>106</text:p>
          </table:table-cell>
          <table:table-cell office:value-type="percentage" office:value="0.963636338710785">
            <text:p>96.36%</text:p>
          </table:table-cell>
          <table:table-cell office:value-type="float" office:value="24">
            <text:p>24</text:p>
          </table:table-cell>
          <table:table-cell table:style-name="ce4" office:value-type="percentage" office:value="0.959999978542328">
            <text:p>96.00%</text:p>
          </table:table-cell>
          <table:table-cell table:number-columns-repeated="101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87">
            <text:p>87</text:p>
          </table:table-cell>
          <table:table-cell office:value-type="percentage" office:value="0.690476179122925">
            <text:p>69.05%</text:p>
          </table:table-cell>
          <table:table-cell office:value-type="float" office:value="124">
            <text:p>124</text:p>
          </table:table-cell>
          <table:table-cell office:value-type="percentage" office:value="0.98412698507309">
            <text:p>98.41%</text:p>
          </table:table-cell>
          <table:table-cell office:value-type="float" office:value="23">
            <text:p>23</text:p>
          </table:table-cell>
          <table:table-cell table:style-name="ce4" office:value-type="percentage" office:value="1">
            <text:p>100.00%</text:p>
          </table:table-cell>
          <table:table-cell table:number-columns-repeated="1011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percentage" office:value="0.649999976158142">
            <text:p>65.00%</text:p>
          </table:table-cell>
          <table:table-cell office:value-type="float" office:value="118">
            <text:p>118</text:p>
          </table:table-cell>
          <table:table-cell office:value-type="percentage" office:value="0.983333349227905">
            <text:p>98.33%</text:p>
          </table:table-cell>
          <table:table-cell office:value-type="float" office:value="28">
            <text:p>28</text:p>
          </table:table-cell>
          <table:table-cell table:style-name="ce4" office:value-type="percentage" office:value="0.965517222881317">
            <text:p>96.55%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3">
          <table:table-cell/>
          <table:table-cell table:style-name="ce2" office:value-type="string">
            <text:p>TRUE POSITIVES / SUCCESSFUL DETECTION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3">
          <table:table-cell>
            <draw:frame table:end-cell-address="Sheet1.M52" table:end-x="0.1197in" table:end-y="0.0142in" draw:z-index="0" draw:style-name="gr1" draw:text-style-name="P1" svg:width="9.6024in" svg:height="4.1476in" svg:x="0.3843in" svg:y="0.0524in">
              <draw:object draw:notify-on-update-of-ranges="Sheet1.A1:Sheet1.A1 Sheet1.A2:Sheet1.A23 Sheet1.E1:Sheet1.E1 Sheet1.E2:Sheet1.E23 Sheet1.A1:Sheet1.A1 Sheet1.A2:Sheet1.A23 Sheet1.G1:Sheet1.G1 Sheet1.G2:Sheet1.G23 Sheet1.A1:Sheet1.A1 Sheet1.A2:Sheet1.A23 Sheet1.I1:Sheet1.I1 Sheet1.I2:Sheet1.I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3" table:number-rows-repeated="1048548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10/29/2020</text:date>, <text:time>22:5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9T22:50:30</dc:date>
    <meta:generator>OpenOffice/4.1.7$Unix OpenOffice.org_project/417m1$Build-9800</meta:generator>
    <meta:editing-duration>PT20M19S</meta:editing-duration>
    <meta:editing-cycles>4</meta:editing-cycles>
    <meta:document-statistic meta:table-count="1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91cm" svg:height="10.536cm" xlink:href=".." xlink:type="simple" chart:class="chart:scatter" chart:style-name="ch1">
        <chart:legend chart:legend-position="end" svg:x="21.323cm" svg:y="4.472cm" style:legend-expansion="high" chart:style-name="ch2"/>
        <chart:plot-area chart:style-name="ch3" table:cell-range-address="Sheet1.A1:Sheet1.A23 Sheet1.E1:Sheet1.E23 Sheet1.G1:Sheet1.G23 Sheet1.I1:Sheet1.I23" chart:data-source-has-labels="row" svg:x="0.937cm" svg:y="0.975cm" svg:width="19.412cm" svg:height="8.931cm">
          <chartooo:coordinate-region svg:x="2.586cm" svg:y="1.175cm" svg:width="17.47cm" svg:height="8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3" chart:label-cell-address="Sheet1.E1:Sheet1.E1" chart:class="chart:scatter">
            <chart:domain table:cell-range-address="Sheet1.A2:Sheet1.A23"/>
            <chart:data-point chart:repeated="22"/>
          </chart:series>
          <chart:series chart:style-name="ch8" chart:values-cell-range-address="Sheet1.G2:Sheet1.G23" chart:label-cell-address="Sheet1.G1:Sheet1.G1" chart:class="chart:scatter">
            <chart:data-point chart:repeated="22"/>
          </chart:series>
          <chart:series chart:style-name="ch9" chart:values-cell-range-address="Sheet1.I2:Sheet1.I23" chart:label-cell-address="Sheet1.I1:Sheet1.I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6bit ratio</text:p>
                <draw:g>
                  <svg:desc>Sheet1.E1:Sheet1.E1</svg:desc>
                </draw:g>
              </table:table-cell>
              <table:table-cell office:value-type="string">
                <text:p>12bit ratio</text:p>
                <draw:g>
                  <svg:desc>Sheet1.G1:Sheet1.G1</svg:desc>
                </draw:g>
              </table:table-cell>
              <table:table-cell office:value-type="string">
                <text:p>-24dB ratio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2:Sheet1.A23</svg:desc>
                </draw:g>
              </table:table-cell>
              <table:table-cell office:value-type="float" office:value="0">
                <text:p>0</text:p>
                <draw:g>
                  <svg:desc>Sheet1.E2:Sheet1.E23</svg:desc>
                </draw:g>
              </table:table-cell>
              <table:table-cell office:value-type="float" office:value="0">
                <text:p>0</text:p>
                <draw:g>
                  <svg:desc>Sheet1.G2:Sheet1.G23</svg:desc>
                </draw:g>
              </table:table-cell>
              <table:table-cell office:value-type="float" office:value="0">
                <text:p>0</text:p>
                <draw:g>
                  <svg:desc>Sheet1.I2:Sheet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0793650839477778">
                <text:p>0.007936508394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31496062874794">
                <text:p>0.031496062874794</text:p>
              </table:table-cell>
              <table:table-cell office:value-type="float" office:value="0.0645161271095276">
                <text:p>0.0645161271095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0588235296308994">
                <text:p>0.0588235296308994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172727271914482">
                <text:p>0.172727271914482</text:p>
              </table:table-cell>
              <table:table-cell office:value-type="float" office:value="0.214285716414452">
                <text:p>0.214285716414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0.0078740157186985">
                <text:p>0.0078740157186985</text:p>
              </table:table-cell>
              <table:table-cell office:value-type="float" office:value="0.448818892240524">
                <text:p>0.448818892240524</text:p>
              </table:table-cell>
              <table:table-cell office:value-type="float" office:value="0.366666674613953">
                <text:p>0.366666674613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.0849056616425514">
                <text:p>0.0849056616425514</text:p>
              </table:table-cell>
              <table:table-cell office:value-type="float" office:value="0.698113203048706">
                <text:p>0.698113203048706</text:p>
              </table:table-cell>
              <table:table-cell office:value-type="float" office:value="0.681818187236786">
                <text:p>0.681818187236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0.0555555559694767">
                <text:p>0.0555555559694767</text:p>
              </table:table-cell>
              <table:table-cell office:value-type="float" office:value="0.907407402992248">
                <text:p>0.907407402992248</text:p>
              </table:table-cell>
              <table:table-cell office:value-type="float" office:value="0.92592591047287">
                <text:p>0.92592591047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0.139534890651703">
                <text:p>0.139534890651703</text:p>
              </table:table-cell>
              <table:table-cell office:value-type="float" office:value="0.976744174957275">
                <text:p>0.976744174957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0.220183491706848">
                <text:p>0.220183491706848</text:p>
              </table:table-cell>
              <table:table-cell office:value-type="float" office:value="0.972477078437805">
                <text:p>0.972477078437805</text:p>
              </table:table-cell>
              <table:table-cell office:value-type="float" office:value="0.961538434028626">
                <text:p>0.961538434028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0.228571429848671">
                <text:p>0.228571429848671</text:p>
              </table:table-cell>
              <table:table-cell office:value-type="float" office:value="0.961904764175415">
                <text:p>0.961904764175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0.353846162557602">
                <text:p>0.353846162557602</text:p>
              </table:table-cell>
              <table:table-cell office:value-type="float" office:value="0.961538434028626">
                <text:p>0.961538434028626</text:p>
              </table:table-cell>
              <table:table-cell office:value-type="float" office:value="0.935483872890472">
                <text:p>0.935483872890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0.33928570151329">
                <text:p>0.33928570151329</text:p>
              </table:table-cell>
              <table:table-cell office:value-type="float" office:value="0.955357134342194">
                <text:p>0.955357134342194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0.343511462211609">
                <text:p>0.343511462211609</text:p>
              </table:table-cell>
              <table:table-cell office:value-type="float" office:value="0.931297719478607">
                <text:p>0.931297719478607</text:p>
              </table:table-cell>
              <table:table-cell office:value-type="float" office:value="0.871794879436493">
                <text:p>0.871794879436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">
                <text:p>114</text:p>
              </table:table-cell>
              <table:table-cell office:value-type="float" office:value="0.440677970647812">
                <text:p>0.440677970647812</text:p>
              </table:table-cell>
              <table:table-cell office:value-type="float" office:value="0.949152529239654">
                <text:p>0.949152529239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">
                <text:p>117</text:p>
              </table:table-cell>
              <table:table-cell office:value-type="float" office:value="0.5">
                <text:p>0.5</text:p>
              </table:table-cell>
              <table:table-cell office:value-type="float" office:value="0.963636338710785">
                <text:p>0.96363633871078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690476179122925">
                <text:p>0.690476179122925</text:p>
              </table:table-cell>
              <table:table-cell office:value-type="float" office:value="0.98412698507309">
                <text:p>0.98412698507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0.649999976158142">
                <text:p>0.649999976158142</text:p>
              </table:table-cell>
              <table:table-cell office:value-type="float" office:value="0.983333349227905">
                <text:p>0.983333349227905</text:p>
              </table:table-cell>
              <table:table-cell office:value-type="float" office:value="0.965517222881317">
                <text:p>0.965517222881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